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TargetStatistic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TargetStatistics.getAvgRunTimePer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.getAvgClientTim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.printToStream( PrintStream p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atistics.getAvgRunTim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.getAvgKernelTim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.target( String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stics.incRunTime( String target , long runTim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stics.getAvgContinuatio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.getKernelTim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